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acf9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acf9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officeooo:rsid="047da547"/>
    </style:style>
    <style:style style:name="T3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f9c0235"/>
    </style:style>
    <style:style style:name="T326" style:family="text">
      <style:text-properties officeooo:rsid="04473353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officeooo:rsid="0aace3cd"/>
    </style:style>
    <style:style style:name="T329" style:family="text">
      <style:text-properties fo:font-size="10pt" style:font-size-asian="10pt" style:font-size-complex="10pt"/>
    </style:style>
    <style:style style:name="T3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eef9ccc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fo:font-weight="normal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style:font-size-asian="12pt" style:font-size-complex="12pt"/>
    </style:style>
    <style:style style:name="T35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7" style:family="text">
      <style:text-properties officeooo:rsid="0f82bd44"/>
    </style:style>
    <style:style style:name="T368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38">C</text:span><text:span text:style-name="T237">hecklist voor </text:span><text:span text:style-name="T239">de installatie</text:span><text:span text:style-name="T237"> van </text:span><text:span text:style-name="T237"><text:user-field-get text:name="Distro">Debian</text:user-field-get></text:span><text:span text:style-name="T240"><text:s/></text:span><text:span text:style-name="T240"><text:user-field-get text:name="Version">11</text:user-field-get></text:span><text:span text:style-name="Strong_20_Emphasis"><text:span text:style-name="T270"><text:s/></text:span></text:span><text:span text:style-name="Strong_20_Emphasis"><text:span text:style-name="T271">LTS</text:span></text:span><text:span text:style-name="T241"><text:note text:id="ftn1" text:note-class="footnote"><text:note-citation>1</text:note-citation><text:note-body><text:p text:style-name="P26"><text:span text:style-name="T278">LTS</text:span><text:span text:style-name="T286"> </text:span><text:span text:style-name="T287">staat voor</text:span><text:span text:style-name="T288"> </text:span><text:span text:style-name="T278">Long-Term Support, langetermijnondersteuning, </text:span><text:span text:style-name="T289">en </text:span><text:span text:style-name="T291">d</text:span><text:span text:style-name="T289">eze </text:span><text:span text:style-name="T294"><text:user-field-get text:name="Distro">Debian</text:user-field-get></text:span><text:span text:style-name="T295"><text:s/></text:span><text:span text:style-name="T295"><text:user-field-get text:name="Version">11</text:user-field-get></text:span><text:span text:style-name="Strong_20_Emphasis"><text:span text:style-name="T272"><text:s/></text:span></text:span><text:span text:style-name="T289">LTS </text:span><text:span text:style-name="T292">(codenaam </text:span><text:span text:style-name="T293">B</text:span><text:span text:style-name="T292">ullseye) </text:span><text:span text:style-name="T287">van</text:span><text:span text:style-name="T290"> </text:span><text:span text:style-name="T283">augustus </text:span><text:span text:style-name="Strong_20_Emphasis"><text:span text:style-name="T180"><text:user-field-get style:data-style-name="N0" text:name="Releaseyear">2021</text:user-field-get></text:span></text:span><text:span text:style-name="T283"><text:s/></text:span><text:span text:style-name="T278">wordt </text:span><text:span text:style-name="T284">vijf</text:span><text:span text:style-name="T278"> jaar onder</text:span><text:span text:style-name="T290">houden</text:span><text:span text:style-name="T285"> </text:span><text:span text:style-name="T278">tot </text:span><text:span text:style-name="T283">augustus</text:span><text:span text:style-name="T279"> </text:span><text:span text:style-name="T278">202</text:span><text:span text:style-name="T280">6</text:span><text:span text:style-name="T281">.</text:span></text:p></text:note-body></text:note></text:span><text:span text:style-name="T242"> </text:span><text:span text:style-name="T242"><text:user-field-get text:name="Edition">desktop</text:user-field-get></text:span><text:span text:style-name="T243">.</text:span></text:p>
      <text:p text:style-name="P4"/>
      <text:p text:style-name="P79"><text:span text:style-name="T38">Kijk op</text:span><text:span text:style-name="T263"> </text:span><text:a xlink:type="simple" xlink:href="https://karelzimmer.nl/" text:style-name="Internet_20_link" text:visited-style-name="Visited_20_Internet_20_Link"><text:span text:style-name="T9">karelzimmer.nl</text:span></text:a><text:span text:style-name="T263"> </text:span><text:span text:style-name="T298">voor</text:span><text:span text:style-name="T299"> </text:span><text:span text:style-name="T300">deze en andere </text:span><text:span text:style-name="T301">Linux documenten</text:span><text:span text:style-name="T39">, scripts, </text:span><text:span text:style-name="T40">en informatie</text:span><text:span text:style-name="T39">.</text:span></text:p>
      <text:p text:style-name="P4"/>
      <text:p text:style-name="P4"><text:span text:style-name="T30">D</text:span><text:span text:style-name="T29">it is een invulbare PD</text:span><text:span text:style-name="T31">F</text:span><text:span text:style-name="T29"> met tekst- en keuzevakken; </text:span><text:span text:style-name="T32">a</text:span><text:span text:style-name="T29">fdrukken is niet noodzakelijk.</text:span></text:p>
      <text:p text:style-name="P35"/>
      <text:p text:style-name="P91"><text:span text:style-name="T1">V</text:span><text:span text:style-name="T19">ul de waarden achter de </text:span><text:span text:style-name="Definition"><text:span text:style-name="T368">ONDERSTREEPTE</text:span></text:span><text:span text:style-name="T1"> </text:span><text:span text:style-name="T20">woorden</text:span><text:span text:style-name="T19"> in het </text:span><text:span text:style-name="Strong_20_Emphasis"><text:span text:style-name="T366">tekstvak</text:span></text:span><text:span text:style-name="T20">, </text:span><text:span text:style-name="T302">zie </text:span><text:span text:style-name="T325">[</text:span><text:span text:style-name="T302">toelichting</text:span><text:span text:style-name="T325">]</text:span><text:span text:style-name="T20">:</text:span></text:p>
      <text:p text:style-name="P29"><text:span text:style-name="Definition"><text:span text:style-name="T304">g</text:span></text:span><text:span text:style-name="Definition"><text:span text:style-name="T303">ebruiker</text:span></text:span><text:span text:style-name="T306"><text:tab/><text:tab/></text:span><text:span text:style-name="T324"> <text:tab/><text:tab/></text:span><draw:control text:anchor-type="as-char" svg:y="-0.429cm" draw:z-index="8" draw:name="Gebruiker" draw:style-name="gr2" draw:text-style-name="P95" svg:width="6.002cm" svg:height="0.6cm" draw:control="control9"><svg:title>Gebruiker</svg:title><svg:desc>Volledige naam, bijv. Jan Stek</svg:desc></draw:control><text:span text:style-name="T307"><text:tab/></text:span><text:span text:style-name="T308">[</text:span><text:span text:style-name="T305">volledige naam, bijv. </text:span><text:span text:style-name="T321">J</text:span><text:span text:style-name="T322">a</text:span><text:span text:style-name="T321">n </text:span><text:span text:style-name="T322">Jansen</text:span><text:span text:style-name="T323">]</text:span></text:p>
      <text:p text:style-name="Standard"><text:span text:style-name="Definition"><text:span text:style-name="T304">g</text:span></text:span><text:span text:style-name="Definition">ebruikersnaam</text:span><text:span text:style-name="T303"><text:tab/></text:span><text:span text:style-name="T303"><draw:control text:anchor-type="as-char" svg:y="-0.429cm" draw:z-index="9" draw:name="Gberuikersnaam" draw:style-name="gr2" draw:text-style-name="P95" svg:width="6.002cm" svg:height="0.6cm" draw:control="control10"><svg:title>Gebruikersnaam</svg:title><svg:desc>Korte naam, bijv. jan</svg:desc></draw:control></text:span><text:span text:style-name="T303"><text:tab/></text:span><text:span text:style-name="T11">[</text:span><text:span text:style-name="T10">korte naam, bijv. </text:span><text:span text:style-name="T260">j</text:span><text:span text:style-name="T261">a</text:span><text:span text:style-name="T260">n</text:span><text:span text:style-name="T262">]</text:span></text:p>
      <text:p text:style-name="P28"><text:span text:style-name="Definition"><text:span text:style-name="T310">c</text:span></text:span><text:span text:style-name="Definition">omputernaam</text:span><text:span text:style-name="T309"><text:tab/><text:tab/></text:span><text:span text:style-name="T307"><draw:control text:anchor-type="as-char" svg:y="-0.429cm" draw:z-index="10" draw:name="Computernaam" draw:style-name="gr2" draw:text-style-name="P95" svg:width="6.002cm" svg:height="0.6cm" draw:control="control11"><svg:title>Computernaam</svg:title><svg:desc>Unieke naam van de computer</svg:desc></draw:control></text:span><text:span text:style-name="T307"><text:tab/></text:span><text:span text:style-name="T318">[</text:span><text:span text:style-name="T314">naam van de compute</text:span><text:span text:style-name="T315">r, </text:span><text:span text:style-name="T316">bijv. p</text:span><text:span text:style-name="T317">c02</text:span><text:span text:style-name="T318">]</text:span></text:p>
      <text:p text:style-name="P28"><text:span text:style-name="Definition"><text:span text:style-name="T304">o</text:span></text:span><text:span text:style-name="Definition"><text:span text:style-name="T303">pstartmenu</text:span></text:span><text:span text:style-name="T307"><text:tab/><text:tab/><text:tab/></text:span><text:span text:style-name="T307"><draw:control text:anchor-type="as-char" svg:y="-0.429cm" draw:z-index="11" draw:name="Opstartmenu" draw:style-name="gr2" draw:text-style-name="P95" svg:width="6.002cm" svg:height="0.6cm" draw:control="control12"><svg:title>Opstartmenu</svg:title><svg:desc>Toets voor het opstartmenu ("bootmenu")</svg:desc></draw:control></text:span><text:span text:style-name="T307"><text:tab/></text:span><text:span text:style-name="T318">[</text:span><text:span text:style-name="T314">to</text:span><text:span text:style-name="T319">ets voor het opstartmedium</text:span><text:span text:style-name="T320">]</text:span></text:p>
      <text:p text:style-name="P33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95" svg:width="6.002cm" svg:height="0.6cm" draw:control="control8"><svg:title>Instellingen</svg:title><svg:desc>Toets voor het BIOS/UEFI-scherm ("setup")</svg:desc></draw:control></text:span><text:span text:style-name="T313"><text:tab/></text:span><text:span text:style-name="T318">[</text:span><text:span text:style-name="T314">toets voor het UEFI-BIOS-scherm</text:span><text:span text:style-name="T318">]</text:span></text:p>
      <text:p text:style-name="P31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T357"><text:tab/></text:span><text:span text:style-name="T358"> <text:tab/><text:tab/></text:span><text:span text:style-name="T343"><draw:control text:anchor-type="as-char" svg:y="-0.429cm" draw:z-index="18" draw:name="Gebruiker 1" draw:style-name="gr2" draw:text-style-name="P95" svg:width="6.002cm" svg:height="0.6cm" draw:control="control19"><svg:title>Gebruiker</svg:title><svg:desc>Volledige naam, bijv. Jan Stek</svg:desc></draw:control></text:span><text:span text:style-name="T343"><text:tab/></text:span><text:span text:style-name="T344">[</text:span><text:span text:style-name="T345">volledige naam </text:span><text:span text:style-name="T346">evt. 2</text:span><text:span text:style-name="T359">e</text:span><text:span text:style-name="T346"> gebruiker</text:span><text:span text:style-name="T347">]</text:span></text:p>
      <text:p text:style-name="P75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T351"><text:tab/></text:span><text:span text:style-name="T348"><draw:control text:anchor-type="as-char" svg:y="-0.429cm" draw:z-index="19" draw:name="Gberuikersnaam 1" draw:style-name="gr2" draw:text-style-name="P95" svg:width="6.002cm" svg:height="0.6cm" draw:control="control20"><svg:title>Gebruikersnaam</svg:title><svg:desc>Korte naam, bijv. jan</svg:desc></draw:control></text:span><text:span text:style-name="T348"><text:tab/></text:span><text:span text:style-name="T350">[</text:span><text:span text:style-name="T349">korte naam</text:span><text:span text:style-name="T354"> </text:span><text:span text:style-name="T355">evt. 2</text:span><text:span text:style-name="T360">e</text:span><text:span text:style-name="T355"> gebruiker</text:span><text:span text:style-name="T356">]</text:span></text:p>
      <text:p text:style-name="P93"><text:span text:style-name="T248">Vervang </text:span><text:span text:style-name="Definition"><text:span text:style-name="T27">ONDERSTREEPTE</text:span></text:span><text:span text:style-name="T248"> </text:span><text:span text:style-name="T249">woorden </text:span><text:span text:style-name="T248">in deze checklist door </text:span><text:span text:style-name="T249">boven</text:span><text:span text:style-name="T248">staande waarden.</text:span></text:p>
      <text:p text:style-name="P36"/>
      <text:p text:style-name="P30"><text:span text:style-name="Strong_20_Emphasis"><text:span text:style-name="T256"/></text:span></text:p>
      <text:p text:style-name="P32"><text:span text:style-name="T258">Nog niet op Linux?</text:span><text:span text:style-name="T250"><text:tab/></text:span><text:span text:style-name="T253"><text:tab/></text:span><text:span text:style-name="T254">G</text:span><text:span text:style-name="T247">ebruik </text:span><text:span text:style-name="Strong_20_Emphasis"><text:span text:style-name="T259">Checklist migratie</text:span></text:span><text:span text:style-name="T247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1"> onder </text:span><text:span text:style-name="T257">Linux</text:span><text:span text:style-name="T252">.</text:span></text:p>
      <text:p text:style-name="P22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27"><text:span text:style-name="Strong_20_Emphasis"><text:span text:style-name="T255"/></text:span></text:p>
      <text:p text:style-name="P27"><text:span text:style-name="Strong_20_Emphasis"><text:span text:style-name="T255"/></text:span></text:p>
      <text:list xml:id="list2068236237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7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8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Definition"><text:span text:style-name="T330">gebruiker</text:span>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2" draw:name="Vorm4" draw:style-name="gr1" draw:text-style-name="P9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2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1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4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1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5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38"/>
      <text:list xml:id="list94418426860862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5">Start de computer op vanaf </text:span><text:span text:style-name="T276">een </text:span><text:span text:style-name="T267"><text:user-field-get text:name="Distro">Debian</text:user-field-get></text:span><text:span text:style-name="T268"><text:s/></text:span><text:span text:style-name="T268"><text:user-field-get text:name="Version">11</text:user-field-get></text:span><text:span text:style-name="Strong_20_Emphasis"><text:span text:style-name="T265"><text:s/></text:span></text:span><text:span text:style-name="T277">Live</text:span><text:span text:style-name="T159"><text:note text:id="ftn5" text:note-class="footnote"><text:note-citation>1</text:note-citation><text:note-body><text:p text:style-name="P26"><text:span text:style-name="T326">Vanaf ee</text:span>n Live <text:span text:style-name="T367">usb</text:span><text:span text:style-name="T328">-stick </text:span><text:span text:style-name="T334">(</text:span><text:span text:style-name="T328">of </text:span><text:span text:style-name="T334">dvd</text:span><text:span text:style-name="T282">)</text:span><text:span text:style-name="T329"> </text:span>kunt <text:span text:style-name="T326">u opstarten en</text:span> met <text:span text:style-name="T296"><text:user-field-get text:name="Distro">Debian</text:user-field-get></text:span><text:span text:style-name="T297"><text:s/></text:span>werken zonder deze te installeren.</text:p></text:note-body></text:note></text:span><text:span text:style-name="T158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5"><text:span text:style-name="T21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4"> </text:span></text:span><text:span text:style-name="Strong_20_Emphasis"><text:span text:style-name="T224">cd</text:span></text:span><text:span text:style-name="Strong_20_Emphasis"><text:span text:style-name="T218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31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1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1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9">Schijven</text:span></text:span><text:span text:style-name="Strong_20_Emphasis"><text:span text:style-name="T209">. Selecteer de </text:span></text:span><text:span text:style-name="Strong_20_Emphasis"><text:span text:style-name="T225">usb</text:span></text:span><text:span text:style-name="Strong_20_Emphasis"><text:span text:style-name="T209">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09"> </text:span></text:span><text:span text:style-name="Strong_20_Emphasis"><text:span text:style-name="T228">⋮</text:span></text:span><text:span text:style-name="Strong_20_Emphasis"><text:span text:style-name="T209"> (icoontje met de drie puntjes).</text:span></text:span></text:p><text:p text:style-name="P84"><text:span text:style-name="Strong_20_Emphasis"><text:span text:style-name="T209"><text:tab/>Kies </text:span></text:span><text:span text:style-name="Strong_20_Emphasis"><text:span text:style-name="T228">Schijfkopie terugzetten</text:span></text:span><text:span text:style-name="Strong_20_Emphasis"><text:span text:style-name="T209"> en selecteer </text:span></text:span><text:span text:style-name="Strong_20_Emphasis"><text:span text:style-name="T220">het net</text:span></text:span><text:span text:style-name="Strong_20_Emphasis"><text:span text:style-name="T218"> gedownloade </text:span></text:span><text:span text:style-name="Strong_20_Emphasis"><text:span text:style-name="T224">cd</text:span></text:span><text:span text:style-name="Strong_20_Emphasis"><text:span text:style-name="T218">-beeldbestand </text:span></text:span><text:span text:style-name="Strong_20_Emphasis"><text:span text:style-name="T219">(.iso)</text:span></text:span><text:span text:style-name="Strong_20_Emphasis"><text:span text:style-name="T218">.</text:span></text:span></text:p><text:p text:style-name="P76"><text:span text:style-name="Strong_20_Emphasis"><text:span text:style-name="T209"><text:tab/>Klik op </text:span></text:span><text:span text:style-name="Strong_20_Emphasis"><text:span text:style-name="T228">Terugzetten starten</text:span></text:span><text:span text:style-name="Strong_20_Emphasis"><text:span text:style-name="T209"> en vervolgens op </text:span></text:span><text:span text:style-name="Strong_20_Emphasis"><text:span text:style-name="T228">Terugzetten</text:span></text:span><text:span text:style-name="Strong_20_Emphasis"><text:span text:style-name="T210">.<text:line-break/></text:span></text:span><text:span text:style-name="Strong_20_Emphasis"><text:span text:style-name="T222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14">) </text:span></text:span><text:span text:style-name="Strong_20_Emphasis"><text:span text:style-name="T223">dat </text:span></text:span><text:span text:style-name="Strong_20_Emphasis"><text:span text:style-name="T211">beschikbaar </text:span></text:span><text:span text:style-name="Strong_20_Emphasis"><text:span text:style-name="T223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3">Linux</text:span></text:span><text:span text:style-name="Strong_20_Emphasis"><text:span text:style-name="T217">.</text:span></text:span></text:p></text:note-body></text:note></text:span><text:span text:style-name="T158"> </text:span><text:span text:style-name="T164">of dvd.</text:span></text:p>
            <text:p text:style-name="P49"><text:span text:style-name="T161">Opstartmenu/</text:span><text:span text:style-name="T162">boot menu</text:span><text:span text:style-name="T161"> </text:span><text:span text:style-name="T158">via </text:span><text:span text:style-name="Definition"><text:span text:style-name="T5">opstartmenu</text:span></text:span><text:span text:style-name="T158">, </text:span><text:span text:style-name="T161">instellingen/</text:span><text:span text:style-name="T162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9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3">Als het scherm </text:span></text:span><text:span text:style-name="Strong_20_Emphasis"><text:span text:style-name="T132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04"><draw:control text:anchor-type="as-char" draw:z-index="14" draw:name="Vorm13_1" draw:style-name="gr1" draw:text-style-name="P9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6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27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4">Bij </text:span></text:span><text:span text:style-name="Strong_20_Emphasis"><text:span text:style-name="T133">Welcome</text:span></text:span><text:span text:style-name="Strong_20_Emphasis"><text:span text:style-name="T44"> kies </text:span></text:span><text:span text:style-name="Strong_20_Emphasis"><text:span text:style-name="T133">Nederlands</text:span></text:span><text:span text:style-name="Strong_20_Emphasis"><text:span text:style-name="T44"> en klik op </text:span></text:span><text:span text:style-name="Strong_20_Emphasis"><text:span text:style-name="T133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7">Locatie</text:span> kies bij <text:span text:style-name="T327">Regio</text:span> voor <text:span text:style-name="T327">Europa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7">Toetsenbord</text:span> kies <text:span text:style-name="T327">English (US)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><text:s/></text:span></text:span><text:span text:style-name="Strong_20_Emphasis"><text:span text:style-name="T104"><draw:control text:anchor-type="as-char" draw:z-index="15" draw:name="Vorm13_4" draw:style-name="gr1" draw:text-style-name="P9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6">en klik op </text:span></text:span><text:span text:style-name="Strong_20_Emphasis"><text:span text:style-name="T134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2">Bij </text:span></text:span><text:span text:style-name="Strong_20_Emphasis"><text:span text:style-name="T131">Gebruikers</text:span></text:span><text:span text:style-name="Strong_20_Emphasis"><text:span text:style-name="T112"> vul in </text:span></text:span><text:span text:style-name="Strong_20_Emphasis"><text:span text:style-name="T135">Wat is je naam?</text:span></text:span><text:span text:style-name="Strong_20_Emphasis"><text:span text:style-name="T47"> </text:span></text:span><text:span text:style-name="Definition"><text:span text:style-name="T14">gebruiker</text:span></text:span><text:span text:style-name="Strong_20_Emphasis"><text:span text:style-name="T102">,</text:span></text:span><text:span text:style-name="Strong_20_Emphasis"><text:span text:style-name="T48"> </text:span></text:span><text:span text:style-name="Strong_20_Emphasis"><text:span text:style-name="T135">Welke naam wil je gebruiken om in te loggen?</text:span></text:span><text:span text:style-name="Strong_20_Emphasis"><text:span text:style-name="T48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4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9"> </text:span></text:span><text:span text:style-name="Definition"><text:span text:style-name="T14">computernaam</text:span></text:span><text:span text:style-name="Strong_20_Emphasis"><text:span text:style-name="T47">, </text:span></text:span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19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4" draw:name="Vorm14" draw:style-name="gr1" draw:text-style-name="P9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2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0">Installeer</text:span></text:span><text:span text:style-name="Strong_20_Emphasis"><text:span text:style-name="T41">.</text:span></text:span></text:p>
          </table:table-cell>
        </table:table-row>
      </table:table>
      <text:p text:style-name="P48"><text:span text:style-name="Strong_20_Emphasis"><text:span text:style-name="T115"/></text:span></text:p>
      <text:list xml:id="list94418530537752" text:continue-numbering="true" text:style-name="L1">
        <text:list-item>
          <text:p text:style-name="P92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0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7"><text:s/></text:span></text:span><text:span text:style-name="Strong_20_Emphasis"><text:span text:style-name="T104"><draw:control text:anchor-type="as-char" draw:z-index="5" draw:name="Vorm22" draw:style-name="gr1" draw:text-style-name="P9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3">Aanmelden als </text:span></text:span><text:span text:style-name="Definition"><text:span text:style-name="T14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7"><text:s/></text:span></text:span><text:span text:style-name="Strong_20_Emphasis"><text:span text:style-name="T104"><draw:control text:anchor-type="as-char" draw:z-index="13" draw:name="Vorm4_1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8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1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5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3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7"><text:s/></text:span></text:span><text:span text:style-name="Strong_20_Emphasis"><text:span text:style-name="T104"><draw:control text:anchor-type="as-char" draw:z-index="6" draw:name="Vorm33" draw:style-name="gr1" draw:text-style-name="P9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0"><text:span text:style-name="Strong_20_Emphasis"><text:span text:style-name="T53"><text:tab/></text:span></text:span></text:p>
      <text:p text:style-name="P51"><text:span text:style-name="Strong_20_Emphasis"><text:span text:style-name="T73"/></text:span></text:p>
      <text:list xml:id="list94417841759345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7"><text:s/></text:span></text:span><text:span text:style-name="Strong_20_Emphasis"><text:span text:style-name="T104"><draw:control text:anchor-type="as-char" draw:z-index="16" draw:name="Vorm36_0" draw:style-name="gr1" draw:text-style-name="P94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3">Aanmelden als </text:span></text:span><text:span text:style-name="Definition"><text:span text:style-name="T14">gebruiker</text:span></text:span><text:span text:style-name="Strong_20_Emphasis"><text:span text:style-name="T58"><text:note text:id="ftn9" text:note-class="footnote"><text:note-citation>1</text:note-citation><text:note-body><text:p text:style-name="P73"><text:span text:style-name="User_20_Entry"><text:span text:style-name="T166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Definition"><text:span text:style-name="T330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7"><text:s/></text:span></text:span><text:span text:style-name="Strong_20_Emphasis"><text:span text:style-name="T104"><draw:control text:anchor-type="as-char" draw:z-index="17" draw:name="Vorm36_2" draw:style-name="gr1" draw:text-style-name="P94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5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2"><text:span text:style-name="Strong_20_Emphasis"><text:span text:style-name="T100"/></text:span></text:p>
      <text:p text:style-name="P19"/>
      <text:p text:style-name="P19"/>
      <text:p text:style-name="P86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4"> installatie van </text:span><text:span text:style-name="T264"><text:user-field-get text:name="Distro">Debian</text:user-field-get></text:span><text:span text:style-name="T268"><text:s/></text:span><text:span text:style-name="T268"><text:user-field-get text:name="Version">11</text:user-field-get></text:span><text:span text:style-name="Strong_20_Emphasis"><text:span text:style-name="T265"><text:s/></text:span></text:span><text:span text:style-name="Strong_20_Emphasis"><text:span text:style-name="T266">LTS </text:span></text:span><text:span text:style-name="Strong_20_Emphasis"><text:span text:style-name="T269"><text:user-field-get text:name="Edition">desktop</text:user-field-get></text:span></text:span><text:span text:style-name="Strong_20_Emphasis"><text:span text:style-name="T269"><text:s/></text:span></text:span><text:span text:style-name="T264">is voltooid.</text:span></text:p>
      <text:p text:style-name="P41"/>
      <text:p text:style-name="P34"><text:span text:style-name="Emphasis"><text:span text:style-name="T361">Geschreven </text:span></text:span><text:span text:style-name="Emphasis"><text:span text:style-name="T365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4"><text:s/></text:span></text:span><text:span text:style-name="Emphasis"><text:span text:style-name="T36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2">Karel Zimmer</text:span></text:span></text:a><text:span text:style-name="Emphasis"><text:span text:style-name="T36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3">Creative Commons Publiek Domein Verklaring</text:span></text:span></text:a><text:span text:style-name="Emphasis"><text:span text:style-name="T3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31T09:44:16.408254196">31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9:44:16.206816004</dc:date>
    <meta:keyword>Installatie</meta:keyword>
    <meta:keyword>Checklist</meta:keyword>
    <meta:keyword>Linux</meta:keyword>
    <meta:editing-cycles>6727</meta:editing-cycles>
    <meta:editing-duration>P11DT20H11M34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5" meta:character-count="5027" meta:non-whitespace-character-count="4314"/>
    <meta:user-defined meta:name="Info 1"/>
    <meta:user-defined meta:name="Info 2"/>
    <meta:user-defined meta:name="Info 3"/>
    <meta:user-defined meta:name="Info 4"/>
  </office:meta>
</office:document-meta>
</file>